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0ee" officeooo:paragraph-rsid="000b10ee"/>
    </style:style>
    <style:style style:name="T1" style:family="text">
      <style:text-properties officeooo:rsid="000b2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</text:p>
      <text:p text:style-name="P1">-<text:span text:style-name="T1">o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12:15:46.330000000</meta:creation-date>
    <dc:date>2024-05-09T12:21:34.509000000</dc:date>
    <meta:editing-duration>PT5M47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" meta:word-count="2" meta:character-count="14" meta:non-whitespace-character-count="13"/>
  </office:meta>
</office:document-meta>
</file>